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b153" officeooo:paragraph-rsid="0017b153"/>
    </style:style>
    <style:style style:name="P2" style:family="paragraph" style:parent-style-name="Standard">
      <style:text-properties officeooo:paragraph-rsid="0017b153"/>
    </style:style>
    <style:style style:name="P3" style:family="paragraph" style:parent-style-name="Standard">
      <style:text-properties officeooo:rsid="0018e0fb" officeooo:paragraph-rsid="0018e0fb"/>
    </style:style>
    <style:style style:name="P4" style:family="paragraph" style:parent-style-name="Standard">
      <style:text-properties officeooo:paragraph-rsid="0018e0fb"/>
    </style:style>
    <style:style style:name="P5" style:family="paragraph" style:parent-style-name="Standard">
      <style:text-properties officeooo:rsid="001ae995" officeooo:paragraph-rsid="001ae995"/>
    </style:style>
    <style:style style:name="P6" style:family="paragraph" style:parent-style-name="Standard">
      <style:text-properties officeooo:rsid="001b11e4" officeooo:paragraph-rsid="001b11e4"/>
    </style:style>
    <style:style style:name="P7" style:family="paragraph" style:parent-style-name="Standard">
      <style:text-properties officeooo:rsid="001b11e4" officeooo:paragraph-rsid="001dac72"/>
    </style:style>
    <style:style style:name="P8" style:family="paragraph" style:parent-style-name="Standard">
      <style:text-properties fo:language="en" fo:country="US" officeooo:rsid="001d22da" officeooo:paragraph-rsid="00240db8"/>
    </style:style>
    <style:style style:name="P9" style:family="paragraph" style:parent-style-name="Standard">
      <style:text-properties fo:language="en" fo:country="US" officeooo:rsid="001d303b" officeooo:paragraph-rsid="001d303b"/>
    </style:style>
    <style:style style:name="P10" style:family="paragraph" style:parent-style-name="Standard">
      <style:text-properties fo:language="en" fo:country="US" officeooo:rsid="001d303b" officeooo:paragraph-rsid="001d38e6"/>
    </style:style>
    <style:style style:name="P11" style:family="paragraph" style:parent-style-name="Standard">
      <style:text-properties fo:language="en" fo:country="US" officeooo:rsid="001dac72" officeooo:paragraph-rsid="001dac72"/>
    </style:style>
    <style:style style:name="P12" style:family="paragraph" style:parent-style-name="Standard">
      <style:text-properties fo:language="en" fo:country="US" officeooo:rsid="001dac72" officeooo:paragraph-rsid="001f9fc7"/>
    </style:style>
    <style:style style:name="P13" style:family="paragraph" style:parent-style-name="Standard">
      <style:text-properties fo:language="en" fo:country="US" officeooo:rsid="001f9fc7" officeooo:paragraph-rsid="001f9fc7"/>
    </style:style>
    <style:style style:name="P14" style:family="paragraph" style:parent-style-name="Standard">
      <style:text-properties fo:language="en" fo:country="US" officeooo:rsid="0020dc2c" officeooo:paragraph-rsid="0020dc2c"/>
    </style:style>
    <style:style style:name="P15" style:family="paragraph" style:parent-style-name="Standard">
      <style:text-properties fo:language="en" fo:country="US" officeooo:rsid="00260954" officeooo:paragraph-rsid="00260954"/>
    </style:style>
    <style:style style:name="P16" style:family="paragraph" style:parent-style-name="Standard">
      <style:text-properties officeooo:paragraph-rsid="0020dc2c"/>
    </style:style>
    <style:style style:name="P17" style:family="paragraph" style:parent-style-name="Standard">
      <style:text-properties officeooo:rsid="0020dc2c" officeooo:paragraph-rsid="0020dc2c"/>
    </style:style>
    <style:style style:name="P18" style:family="paragraph" style:parent-style-name="Standard">
      <style:text-properties officeooo:rsid="00240db8" officeooo:paragraph-rsid="00243d88"/>
    </style:style>
    <style:style style:name="P19" style:family="paragraph" style:parent-style-name="Standard">
      <style:text-properties officeooo:paragraph-rsid="00240db8"/>
    </style:style>
    <style:style style:name="P20" style:family="paragraph" style:parent-style-name="Standard">
      <style:text-properties officeooo:rsid="00243d88" officeooo:paragraph-rsid="00243d88"/>
    </style:style>
    <style:style style:name="P21" style:family="paragraph" style:parent-style-name="Standard">
      <style:text-properties officeooo:rsid="0017b153" officeooo:paragraph-rsid="0017b153"/>
    </style:style>
    <style:style style:name="P22" style:family="paragraph" style:parent-style-name="Standard">
      <style:text-properties officeooo:rsid="0017b153" officeooo:paragraph-rsid="0027bb03"/>
    </style:style>
    <style:style style:name="P23" style:family="paragraph" style:parent-style-name="Standard">
      <style:text-properties officeooo:rsid="0018e0fb" officeooo:paragraph-rsid="0018e0fb"/>
    </style:style>
    <style:style style:name="P24" style:family="paragraph" style:parent-style-name="Standard">
      <style:text-properties officeooo:rsid="001d22da" officeooo:paragraph-rsid="001d22da"/>
    </style:style>
    <style:style style:name="P25" style:family="paragraph" style:parent-style-name="Standard">
      <style:text-properties officeooo:rsid="001d22da" officeooo:paragraph-rsid="001dac72"/>
    </style:style>
    <style:style style:name="P26" style:family="paragraph" style:parent-style-name="Standard">
      <style:text-properties fo:language="en" fo:country="US" officeooo:paragraph-rsid="001d22da"/>
    </style:style>
    <style:style style:name="P27" style:family="paragraph" style:parent-style-name="Standard">
      <style:text-properties fo:language="en" fo:country="US" officeooo:rsid="001d303b" officeooo:paragraph-rsid="001d38e6"/>
    </style:style>
    <style:style style:name="P28" style:family="paragraph" style:parent-style-name="Standard">
      <style:text-properties fo:language="en" fo:country="US" officeooo:paragraph-rsid="001dac72"/>
    </style:style>
    <style:style style:name="P29" style:family="paragraph" style:parent-style-name="Standard">
      <style:text-properties fo:language="en" fo:country="US" officeooo:rsid="0020dc2c" officeooo:paragraph-rsid="0020dc2c"/>
    </style:style>
    <style:style style:name="P30" style:family="paragraph" style:parent-style-name="Standard">
      <style:text-properties fo:language="en" fo:country="US" officeooo:rsid="002303ce" officeooo:paragraph-rsid="0020dc2c"/>
    </style:style>
    <style:style style:name="P31" style:family="paragraph" style:parent-style-name="Standard">
      <style:text-properties fo:language="en" fo:country="US" officeooo:rsid="001d22da" officeooo:paragraph-rsid="00240db8"/>
    </style:style>
    <style:style style:name="P32" style:family="paragraph" style:parent-style-name="Standard">
      <style:text-properties fo:language="en" fo:country="US" officeooo:rsid="001d22da" officeooo:paragraph-rsid="00243d88"/>
    </style:style>
    <style:style style:name="P33" style:family="paragraph" style:parent-style-name="Standard">
      <style:text-properties fo:language="en" fo:country="US" officeooo:rsid="00260954" officeooo:paragraph-rsid="00240db8"/>
    </style:style>
    <style:style style:name="P34" style:family="paragraph" style:parent-style-name="Standard">
      <style:text-properties fo:language="en" fo:country="US" officeooo:rsid="00260954" officeooo:paragraph-rsid="00260954"/>
    </style:style>
    <style:style style:name="P35" style:family="paragraph" style:parent-style-name="Standard">
      <style:text-properties fo:language="en" fo:country="US" officeooo:rsid="00240db8" officeooo:paragraph-rsid="00240db8"/>
    </style:style>
    <style:style style:name="P36" style:family="paragraph" style:parent-style-name="Standard">
      <style:text-properties fo:language="en" fo:country="US" officeooo:rsid="00243d88" officeooo:paragraph-rsid="00243d88"/>
    </style:style>
    <style:style style:name="T1" style:family="text">
      <style:text-properties officeooo:rsid="0017ff71"/>
    </style:style>
    <style:style style:name="T2" style:family="text">
      <style:text-properties officeooo:rsid="0018e0fb"/>
    </style:style>
    <style:style style:name="T3" style:family="text">
      <style:text-properties officeooo:rsid="001ac673"/>
    </style:style>
    <style:style style:name="T4" style:family="text">
      <style:text-properties officeooo:rsid="001b11e4"/>
    </style:style>
    <style:style style:name="T5" style:family="text">
      <style:text-properties officeooo:rsid="001d22d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d22da"/>
    </style:style>
    <style:style style:name="T8" style:family="text">
      <style:text-properties fo:language="en" fo:country="US" officeooo:rsid="0020dc2c"/>
    </style:style>
    <style:style style:name="T9" style:family="text">
      <style:text-properties fo:language="en" fo:country="US" officeooo:rsid="00227378"/>
    </style:style>
    <style:style style:name="T10" style:family="text">
      <style:text-properties fo:language="en" fo:country="US" officeooo:rsid="002303ce"/>
    </style:style>
    <style:style style:name="T11" style:family="text">
      <style:text-properties fo:language="en" fo:country="US" officeooo:rsid="00243d88"/>
    </style:style>
    <style:style style:name="T12" style:family="text">
      <style:text-properties fo:language="en" fo:country="US" officeooo:rsid="00260954"/>
    </style:style>
    <style:style style:name="T13" style:family="text">
      <style:text-properties fo:language="en" fo:country="US" officeooo:rsid="00240db8"/>
    </style:style>
    <style:style style:name="T14" style:family="text">
      <style:text-properties officeooo:rsid="001d38e6"/>
    </style:style>
    <style:style style:name="T15" style:family="text">
      <style:text-properties officeooo:rsid="001dac72"/>
    </style:style>
    <style:style style:name="T16" style:family="text">
      <style:text-properties officeooo:rsid="001f9fc7"/>
    </style:style>
    <style:style style:name="T17" style:family="text">
      <style:text-properties officeooo:rsid="002303ce"/>
    </style:style>
    <style:style style:name="T18" style:family="text">
      <style:text-properties officeooo:rsid="00243d88"/>
    </style:style>
    <style:style style:name="T19" style:family="text">
      <style:text-properties officeooo:rsid="0027bb03"/>
    </style:style>
    <style:style style:name="T20" style:family="text">
      <style:text-properties officeooo:rsid="00295b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1. Choose the right word <text:span text:style-name="T1">to the place of three dots</text:span>:</text:p>
      <text:p text:style-name="P22"/>
      <text:p text:style-name="P22">The program of Operating System that works all time <text:span text:style-name="T19">is ...</text:span>:</text:p>
      <text:p text:style-name="P2"/>
      <text:p text:style-name="P1">a) kernel</text:p>
      <text:p text:style-name="P1">b) shell</text:p>
      <text:p text:style-name="P1">c) GUI</text:p>
      <text:p text:style-name="P1"/>
      <text:p text:style-name="P1">2. Choose the right word <text:span text:style-name="T1">to the place of three dots</text:span>:</text:p>
      <text:p text:style-name="P1"/>
      <text:p text:style-name="P1">When computer starts, it loads information from …</text:p>
      <text:p text:style-name="P1"/>
      <text:p text:style-name="P1">a) HDD</text:p>
      <text:p text:style-name="P1">b) SSD</text:p>
      <text:p text:style-name="P1">c) bootstrap</text:p>
      <text:p text:style-name="P1">d) CPU</text:p>
      <text:p text:style-name="P1"/>
      <text:p text:style-name="P3">3. Choose the right word to the place of three dots:</text:p>
      <text:p text:style-name="P4"/>
      <text:p text:style-name="P3">From the user point of view, an operating system …</text:p>
      <text:p text:style-name="P4"/>
      <text:p text:style-name="P3">a) connects hardware and software.</text:p>
      <text:p text:style-name="P3">b) allocate<text:span text:style-name="T3">s</text:span> resources.</text:p>
      <text:p text:style-name="P3">c) control<text:span text:style-name="T3">s</text:span> execution.</text:p>
      <text:p text:style-name="P3"/>
      <text:p text:style-name="P3">4. Choose the right variations to the place of three dots:</text:p>
      <text:p text:style-name="P4"/>
      <text:p text:style-name="P3">From the system point of view, an operating system …</text:p>
      <text:p text:style-name="P4"/>
      <text:p text:style-name="P3">I. connects hardware and software;</text:p>
      <text:p text:style-name="P3">II. allocate resources;</text:p>
      <text:p text:style-name="P3">III. controls execution of all programs;</text:p>
      <text:p text:style-name="P4"/>
      <text:p text:style-name="P3">a) II</text:p>
      <text:p text:style-name="P3">b) II, III</text:p>
      <text:p text:style-name="P3">c) III</text:p>
      <text:p text:style-name="P3"/>
      <text:p text:style-name="P5">5. What might be the location of bootstrap?</text:p>
      <text:p text:style-name="P5"/>
      <text:p text:style-name="P5">a) RAM</text:p>
      <text:p text:style-name="P6">b) HDD</text:p>
      <text:p text:style-name="P6">c) ROM or EEPROM</text:p>
      <text:p text:style-name="P6"/>
      <text:p text:style-name="P24">6. Choose the right words to the place of three dots:</text:p>
      <text:p text:style-name="P26"/>
      <text:p text:style-name="P9">Operating Systems preserves the state of … by storing … and …</text:p>
      <text:p text:style-name="P9"/>
      <text:p text:style-name="P10">a) t<text:span text:style-name="T14">he Operating System</text:span>, system p<text:span text:style-name="T14">rocesses</text:span>, <text:span text:style-name="T14">system files.</text:span></text:p>
      <text:p text:style-name="P10">b) CPU, registers, the program counter.</text:p>
      <text:p text:style-name="P10">c) <text:span text:style-name="T14">CPU, </text:span>system p<text:span text:style-name="T14">rocesses</text:span>, <text:span text:style-name="T14">system files.</text:span></text:p>
      <text:p text:style-name="P7"/>
      <text:p text:style-name="P25">7. Choose the right variations to the place of three dots:</text:p>
      <text:p text:style-name="P28"><text:soft-page-break/></text:p>
      <text:p text:style-name="P11">a bootstrap …</text:p>
      <text:p text:style-name="P12">I. Stored in ROM or EEPROM<text:span text:style-name="T2">;</text:span></text:p>
      <text:p text:style-name="P12">II. initializes all aspects of system<text:span text:style-name="T2">;</text:span></text:p>
      <text:p text:style-name="P13">III. Loads operating system kernel and starts execution.</text:p>
      <text:p text:style-name="P28"/>
      <text:p text:style-name="P11">a) <text:span text:style-name="T16">I, II.</text:span></text:p>
      <text:p text:style-name="P13">b) II, III.</text:p>
      <text:p text:style-name="P13">c) I, II, III.</text:p>
      <text:p text:style-name="P13"/>
      <text:p text:style-name="P14">8) <text:span text:style-name="T5">Choose the right word to the place of three dots:</text:span></text:p>
      <text:p text:style-name="P14"/>
      <text:p text:style-name="P16"><text:span text:style-name="T8">User interacts with operating system’</text:span><text:span text:style-name="T9">s services</text:span><text:span text:style-name="T8"> through … (Notice that user doesn’t have super rights).</text:span></text:p>
      <text:p text:style-name="P14"/>
      <text:p text:style-name="P14">a) kernel</text:p>
      <text:p text:style-name="P14">b) shell</text:p>
      <text:p text:style-name="P17"><text:span text:style-name="T6">c) </text:span><text:span text:style-name="T10">GUI</text:span></text:p>
      <text:p text:style-name="P30"/>
      <text:p text:style-name="P19"><text:span text:style-name="T10">9</text:span><text:span text:style-name="T13">) </text:span><text:span text:style-name="T7">Choose the right v</text:span><text:span text:style-name="T12">ariations </text:span><text:span text:style-name="T7">to the place of three dots:</text:span></text:p>
      <text:p text:style-name="P8"/>
      <text:p text:style-name="P19"><text:span text:style-name="T7">C</text:span><text:span text:style-name="T13">PU moves data ... l</text:span><text:span text:style-name="T12">ocal buffers</text:span><text:span text:style-name="T13"> ... m</text:span><text:span text:style-name="T12">ain memory.</text:span></text:p>
      <text:p text:style-name="P33"/>
      <text:p text:style-name="P15">I. from, to</text:p>
      <text:p text:style-name="P15">II. to, from</text:p>
      <text:p text:style-name="P8"/>
      <text:p text:style-name="P15">a) I</text:p>
      <text:p text:style-name="P15">b) II</text:p>
      <text:p text:style-name="P15">c) I, II</text:p>
      <text:p text:style-name="P35"/>
      <text:p text:style-name="P18"><text:span text:style-name="T6">10) </text:span><text:span text:style-name="T7">Choose the right word</text:span><text:span text:style-name="T11">s</text:span><text:span text:style-name="T7"> to the place of three dots:</text:span></text:p>
      <text:p text:style-name="P32"/>
      <text:p text:style-name="P36">a Device Controller informs CPU about … . All Device Controllers has …</text:p>
      <text:p text:style-name="P36"/>
      <text:p text:style-name="P36">a) interrupts, local buffer.</text:p>
      <text:p text:style-name="P36">b) local buffer, <text:s/>interrupts.</text:p>
      <text:p text:style-name="P20"><text:span text:style-name="T11">c</text:span><text:span text:style-name="T6">) state of Input/Output devices, interrupts.</text:span></text:p>
      <text:p text:style-name="P9"/>
      <text:p text:style-name="P1">Answers:</text:p>
      <text:p text:style-name="P1"/>
      <text:p text:style-name="P1">1) a</text:p>
      <text:p text:style-name="P1">2) c</text:p>
      <text:p text:style-name="P1">3) <text:span text:style-name="T2">a</text:span></text:p>
      <text:p text:style-name="P1">4) <text:span text:style-name="T4">b</text:span></text:p>
      <text:p text:style-name="P1">5) <text:span text:style-name="T4">c</text:span></text:p>
      <text:p text:style-name="P1">6) <text:span text:style-name="T15">b</text:span></text:p>
      <text:p text:style-name="P1">7) <text:span text:style-name="T16">c</text:span></text:p>
      <text:p text:style-name="P1">8) <text:span text:style-name="T17">b</text:span></text:p>
      <text:p text:style-name="P1">9) <text:span text:style-name="T20">c</text:span></text:p>
      <text:p text:style-name="P1">10) <text:span text:style-name="T18">a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9T23:47:11.423000000</meta:creation-date>
    <dc:date>2019-09-30T15:04:55.844000000</dc:date>
    <meta:editing-duration>PT55M38S</meta:editing-duration>
    <meta:editing-cycles>18</meta:editing-cycles>
    <meta:generator>LibreOffice/6.3.1.2$Windows_x86 LibreOffice_project/b79626edf0065ac373bd1df5c28bd630b4424273</meta:generator>
    <meta:document-statistic meta:table-count="0" meta:image-count="0" meta:object-count="0" meta:page-count="2" meta:paragraph-count="69" meta:word-count="356" meta:character-count="1819" meta:non-whitespace-character-count="1531"/>
  </office:meta>
</office:document-meta>
</file>